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2.7445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New York City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39.9042" calcext:value-type="float">
            <text:p>39.9042</text:p>
          </table:table-cell>
          <table:table-cell office:value-type="float" office:value="116.4074" calcext:value-type="float">
            <text:p>116.4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51.5074" calcext:value-type="float">
            <text:p>51.5074</text:p>
          </table:table-cell>
          <table:table-cell office:value-type="float" office:value="-0.1278" calcext:value-type="float">
            <text:p>-0.1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Mumbai</text:p>
          </table:table-cell>
          <table:table-cell office:value-type="float" office:value="19.076" calcext:value-type="float">
            <text:p>19.076</text:p>
          </table:table-cell>
          <table:table-cell office:value-type="float" office:value="72.8777" calcext:value-type="float">
            <text:p>72.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io de Janeiro</text:p>
          </table:table-cell>
          <table:table-cell office:value-type="float" office:value="-22.9068" calcext:value-type="float">
            <text:p>-22.9068</text:p>
          </table:table-cell>
          <table:table-cell office:value-type="float" office:value="-43.1729" calcext:value-type="float">
            <text:p>-43.1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-33.8688" calcext:value-type="float">
            <text:p>-33.8688</text:p>
          </table:table-cell>
          <table:table-cell office:value-type="float" office:value="151.2093" calcext:value-type="float">
            <text:p>151.2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Toronto</text:p>
          </table:table-cell>
          <table:table-cell office:value-type="float" office:value="43.6532" calcext:value-type="float">
            <text:p>43.6532</text:p>
          </table:table-cell>
          <table:table-cell office:value-type="float" office:value="-79.3832" calcext:value-type="float">
            <text:p>-79.3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48.8566" calcext:value-type="float">
            <text:p>48.8566</text:p>
          </table:table-cell>
          <table:table-cell office:value-type="float" office:value="2.3522" calcext:value-type="float">
            <text:p>2.3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Johannesburg</text:p>
          </table:table-cell>
          <table:table-cell office:value-type="float" office:value="-26.2041" calcext:value-type="float">
            <text:p>-26.2041</text:p>
          </table:table-cell>
          <table:table-cell office:value-type="float" office:value="28.0473" calcext:value-type="float">
            <text:p>28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kyo</text:p>
          </table:table-cell>
          <table:table-cell office:value-type="float" office:value="35.6895" calcext:value-type="float">
            <text:p>35.6895</text:p>
          </table:table-cell>
          <table:table-cell office:value-type="float" office:value="139.6917" calcext:value-type="float">
            <text:p>139.6917</text:p>
          </table:table-cell>
        </table:table-row>
      </table:table>
      <table:table table:name="long_la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values_lat ( north south )</text:p>
          </table:table-cell>
          <table:table-cell/>
          <table:table-cell office:value-type="string" calcext:value-type="string">
            <text:p>values_long (east west )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-33.8688" calcext:value-type="float">
            <text:p>-33.8688</text:p>
          </table:table-cell>
          <table:table-cell office:value-type="float" office:value="151.2093" calcext:value-type="float">
            <text:p>151.2093</text:p>
          </table:table-cell>
          <table:table-cell table:number-columns-repeated="3"/>
          <table:table-cell table:formula="of:=COM.MICROSOFT.CONCAT([.$C12]; &quot;     &quot;;  [.$D12]; &quot;     &quot;; [.$E12]; &quot;  =  &quot;; [.$F12]; &quot;    ----   &quot; ;  [.$G12]   )" office:value-type="string" office:string-value="Australia          Sydney  =  -33.8688    ----   151.2093" calcext:value-type="string">
            <text:p>Australia <text:s text:c="9"/>Sydney <text:s/>= <text:s/>-33.8688 <text:s text:c="3"/>---- <text:s text:c="2"/>151.2093</text:p>
          </table:table-cell>
          <table:table-cell table:number-columns-repeated="3"/>
          <table:table-cell table:formula="of:=COM.MICROSOFT.CONCAT([.$C12];&quot;,     &quot;;[.$D12];&quot;     &quot;;[.$E12];&quot;  =  &quot;;[.$F12];&quot;   &quot;)" office:value-type="string" office:string-value="Australia,          Sydney  =  -33.8688   " calcext:value-type="string">
            <text:p>Australia, <text:s text:c="9"/>Sydney <text:s/>= <text:s/>-33.8688 <text:s text:c="2"/></text:p>
          </table:table-cell>
          <table:table-cell/>
          <table:table-cell table:formula="of:=COM.MICROSOFT.CONCAT([.$C12];  &quot; :    &quot;;[.$D12];&quot;     &quot;;[.$E12];&quot;  =   &quot;;  [.$G12]   )" office:value-type="string" office:string-value="Australia :         Sydney  =   151.2093" calcext:value-type="string">
            <text:p>Australia : <text:s text:c="8"/>Sydney <text:s/>= <text:s text:c="2"/>151.2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io de Janeiro</text:p>
          </table:table-cell>
          <table:table-cell office:value-type="float" office:value="-22.9068" calcext:value-type="float">
            <text:p>-22.9068</text:p>
          </table:table-cell>
          <table:table-cell office:value-type="float" office:value="-43.1729" calcext:value-type="float">
            <text:p>-43.1729</text:p>
          </table:table-cell>
          <table:table-cell table:number-columns-repeated="3"/>
          <table:table-cell table:formula="of:=COM.MICROSOFT.CONCAT([.$C13]; &quot;     &quot;;  [.$D13]; &quot;     &quot;; [.$E13]; &quot;  =  &quot;; [.$F13]; &quot;    ----   &quot; ;  [.$G13]   )" office:value-type="string" office:string-value="Brazil          Rio de Janeiro  =  -22.9068    ----   -43.1729" calcext:value-type="string">
            <text:p>Brazil <text:s text:c="9"/>Rio de Janeiro <text:s/>= <text:s/>-22.9068 <text:s text:c="3"/>---- <text:s text:c="2"/>-43.1729</text:p>
          </table:table-cell>
          <table:table-cell table:number-columns-repeated="3"/>
          <table:table-cell table:formula="of:=COM.MICROSOFT.CONCAT([.$C13];&quot;,     &quot;;[.$D13];&quot;     &quot;;[.$E13];&quot;  =  &quot;;[.$F13];&quot;   &quot;)" office:value-type="string" office:string-value="Brazil,          Rio de Janeiro  =  -22.9068   " calcext:value-type="string">
            <text:p>Brazil, <text:s text:c="9"/>Rio de Janeiro <text:s/>= <text:s/>-22.9068 <text:s text:c="2"/></text:p>
          </table:table-cell>
          <table:table-cell/>
          <table:table-cell table:formula="of:=COM.MICROSOFT.CONCAT([.$C13];  &quot; :    &quot;;[.$D13];&quot;     &quot;;[.$E13];&quot;  =   &quot;;  [.$G13]   )" office:value-type="string" office:string-value="Brazil :         Rio de Janeiro  =   -43.1729" calcext:value-type="string">
            <text:p>Brazil : <text:s text:c="8"/>Rio de Janeiro <text:s/>= <text:s text:c="2"/>-43.1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Toronto</text:p>
          </table:table-cell>
          <table:table-cell office:value-type="float" office:value="43.6532" calcext:value-type="float">
            <text:p>43.6532</text:p>
          </table:table-cell>
          <table:table-cell office:value-type="float" office:value="-79.3832" calcext:value-type="float">
            <text:p>-79.3832</text:p>
          </table:table-cell>
          <table:table-cell table:number-columns-repeated="3"/>
          <table:table-cell table:formula="of:=COM.MICROSOFT.CONCAT([.$C14]; &quot;     &quot;;  [.$D14]; &quot;     &quot;; [.$E14]; &quot;  =  &quot;; [.$F14]; &quot;    ----   &quot; ;  [.$G14]   )" office:value-type="string" office:string-value="Canada          Toronto  =  43.6532    ----   -79.3832" calcext:value-type="string">
            <text:p>Canada <text:s text:c="9"/>Toronto <text:s/>= <text:s/>43.6532 <text:s text:c="3"/>---- <text:s text:c="2"/>-79.3832</text:p>
          </table:table-cell>
          <table:table-cell table:number-columns-repeated="3"/>
          <table:table-cell table:formula="of:=COM.MICROSOFT.CONCAT([.$C14];&quot;,     &quot;;[.$D14];&quot;     &quot;;[.$E14];&quot;  =  &quot;;[.$F14];&quot;   &quot;)" office:value-type="string" office:string-value="Canada,          Toronto  =  43.6532   " calcext:value-type="string">
            <text:p>Canada, <text:s text:c="9"/>Toronto <text:s/>= <text:s/>43.6532 <text:s text:c="2"/></text:p>
          </table:table-cell>
          <table:table-cell/>
          <table:table-cell table:formula="of:=COM.MICROSOFT.CONCAT([.$C14];  &quot; :    &quot;;[.$D14];&quot;     &quot;;[.$E14];&quot;  =   &quot;;  [.$G14]   )" office:value-type="string" office:string-value="Canada :         Toronto  =   -79.3832" calcext:value-type="string">
            <text:p>Canada : <text:s text:c="8"/>Toronto <text:s/>= <text:s text:c="2"/>-79.3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39.9042" calcext:value-type="float">
            <text:p>39.9042</text:p>
          </table:table-cell>
          <table:table-cell office:value-type="float" office:value="116.4074" calcext:value-type="float">
            <text:p>116.4074</text:p>
          </table:table-cell>
          <table:table-cell table:number-columns-repeated="3"/>
          <table:table-cell table:formula="of:=COM.MICROSOFT.CONCAT([.$C15]; &quot;     &quot;;  [.$D15]; &quot;     &quot;; [.$E15]; &quot;  =  &quot;; [.$F15]; &quot;    ----   &quot; ;  [.$G15]   )" office:value-type="string" office:string-value="China          Beijing  =  39.9042    ----   116.4074" calcext:value-type="string">
            <text:p>China <text:s text:c="9"/>Beijing <text:s/>= <text:s/>39.9042 <text:s text:c="3"/>---- <text:s text:c="2"/>116.4074</text:p>
          </table:table-cell>
          <table:table-cell table:number-columns-repeated="3"/>
          <table:table-cell table:formula="of:=COM.MICROSOFT.CONCAT([.$C15];&quot;,     &quot;;[.$D15];&quot;     &quot;;[.$E15];&quot;  =  &quot;;[.$F15];&quot;   &quot;)" office:value-type="string" office:string-value="China,          Beijing  =  39.9042   " calcext:value-type="string">
            <text:p>China, <text:s text:c="9"/>Beijing <text:s/>= <text:s/>39.9042 <text:s text:c="2"/></text:p>
          </table:table-cell>
          <table:table-cell/>
          <table:table-cell table:formula="of:=COM.MICROSOFT.CONCAT([.$C15];  &quot; :    &quot;;[.$D15];&quot;     &quot;;[.$E15];&quot;  =   &quot;;  [.$G15]   )" office:value-type="string" office:string-value="China :         Beijing  =   116.4074" calcext:value-type="string">
            <text:p>China : <text:s text:c="8"/>Beijing <text:s/>= <text:s text:c="2"/>116.4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48.8566" calcext:value-type="float">
            <text:p>48.8566</text:p>
          </table:table-cell>
          <table:table-cell office:value-type="float" office:value="2.3522" calcext:value-type="float">
            <text:p>2.3522</text:p>
          </table:table-cell>
          <table:table-cell table:number-columns-repeated="3"/>
          <table:table-cell table:formula="of:=COM.MICROSOFT.CONCAT([.$C16]; &quot;     &quot;;  [.$D16]; &quot;     &quot;; [.$E16]; &quot;  =  &quot;; [.$F16]; &quot;    ----   &quot; ;  [.$G16]   )" office:value-type="string" office:string-value="France          Paris  =  48.8566    ----   2.3522" calcext:value-type="string">
            <text:p>France <text:s text:c="9"/>Paris <text:s/>= <text:s/>48.8566 <text:s text:c="3"/>---- <text:s text:c="2"/>2.3522</text:p>
          </table:table-cell>
          <table:table-cell table:number-columns-repeated="3"/>
          <table:table-cell table:formula="of:=COM.MICROSOFT.CONCAT([.$C16];&quot;,     &quot;;[.$D16];&quot;     &quot;;[.$E16];&quot;  =  &quot;;[.$F16];&quot;   &quot;)" office:value-type="string" office:string-value="France,          Paris  =  48.8566   " calcext:value-type="string">
            <text:p>France, <text:s text:c="9"/>Paris <text:s/>= <text:s/>48.8566 <text:s text:c="2"/></text:p>
          </table:table-cell>
          <table:table-cell/>
          <table:table-cell table:formula="of:=COM.MICROSOFT.CONCAT([.$C16];  &quot; :    &quot;;[.$D16];&quot;     &quot;;[.$E16];&quot;  =   &quot;;  [.$G16]   )" office:value-type="string" office:string-value="France :         Paris  =   2.3522" calcext:value-type="string">
            <text:p>France : <text:s text:c="8"/>Paris <text:s/>= <text:s text:c="2"/>2.3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Mumbai</text:p>
          </table:table-cell>
          <table:table-cell office:value-type="float" office:value="19.076" calcext:value-type="float">
            <text:p>19.076</text:p>
          </table:table-cell>
          <table:table-cell office:value-type="float" office:value="72.8777" calcext:value-type="float">
            <text:p>72.8777</text:p>
          </table:table-cell>
          <table:table-cell table:number-columns-repeated="3"/>
          <table:table-cell table:formula="of:=COM.MICROSOFT.CONCAT([.$C17]; &quot;     &quot;;  [.$D17]; &quot;     &quot;; [.$E17]; &quot;  =  &quot;; [.$F17]; &quot;    ----   &quot; ;  [.$G17]   )" office:value-type="string" office:string-value="India          Mumbai  =  19.076    ----   72.8777" calcext:value-type="string">
            <text:p>India <text:s text:c="9"/>Mumbai <text:s/>= <text:s/>19.076 <text:s text:c="3"/>---- <text:s text:c="2"/>72.8777</text:p>
          </table:table-cell>
          <table:table-cell table:number-columns-repeated="3"/>
          <table:table-cell table:formula="of:=COM.MICROSOFT.CONCAT([.$C17];&quot;,     &quot;;[.$D17];&quot;     &quot;;[.$E17];&quot;  =  &quot;;[.$F17];&quot;   &quot;)" office:value-type="string" office:string-value="India,          Mumbai  =  19.076   " calcext:value-type="string">
            <text:p>India, <text:s text:c="9"/>Mumbai <text:s/>= <text:s/>19.076 <text:s text:c="2"/></text:p>
          </table:table-cell>
          <table:table-cell/>
          <table:table-cell table:formula="of:=COM.MICROSOFT.CONCAT([.$C17];  &quot; :    &quot;;[.$D17];&quot;     &quot;;[.$E17];&quot;  =   &quot;;  [.$G17]   )" office:value-type="string" office:string-value="India :         Mumbai  =   72.8777" calcext:value-type="string">
            <text:p>India : <text:s text:c="8"/>Mumbai <text:s/>= <text:s text:c="2"/>72.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kyo</text:p>
          </table:table-cell>
          <table:table-cell office:value-type="float" office:value="35.6895" calcext:value-type="float">
            <text:p>35.6895</text:p>
          </table:table-cell>
          <table:table-cell office:value-type="float" office:value="139.6917" calcext:value-type="float">
            <text:p>139.6917</text:p>
          </table:table-cell>
          <table:table-cell table:number-columns-repeated="3"/>
          <table:table-cell table:formula="of:=COM.MICROSOFT.CONCAT([.$C18]; &quot;     &quot;;  [.$D18]; &quot;     &quot;; [.$E18]; &quot;  =  &quot;; [.$F18]; &quot;    ----   &quot; ;  [.$G18]   )" office:value-type="string" office:string-value="Japan          Tokyo  =  35.6895    ----   139.6917" calcext:value-type="string">
            <text:p>Japan <text:s text:c="9"/>Tokyo <text:s/>= <text:s/>35.6895 <text:s text:c="3"/>---- <text:s text:c="2"/>139.6917</text:p>
          </table:table-cell>
          <table:table-cell table:number-columns-repeated="3"/>
          <table:table-cell table:formula="of:=COM.MICROSOFT.CONCAT([.$C18];&quot;,     &quot;;[.$D18];&quot;     &quot;;[.$E18];&quot;  =  &quot;;[.$F18];&quot;   &quot;)" office:value-type="string" office:string-value="Japan,          Tokyo  =  35.6895   " calcext:value-type="string">
            <text:p>Japan, <text:s text:c="9"/>Tokyo <text:s/>= <text:s/>35.6895 <text:s text:c="2"/></text:p>
          </table:table-cell>
          <table:table-cell/>
          <table:table-cell table:formula="of:=COM.MICROSOFT.CONCAT([.$C18];  &quot; :    &quot;;[.$D18];&quot;     &quot;;[.$E18];&quot;  =   &quot;;  [.$G18]   )" office:value-type="string" office:string-value="Japan :         Tokyo  =   139.6917" calcext:value-type="string">
            <text:p>Japan : <text:s text:c="8"/>Tokyo <text:s/>= <text:s text:c="2"/>139.6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Johannesburg</text:p>
          </table:table-cell>
          <table:table-cell office:value-type="float" office:value="-26.2041" calcext:value-type="float">
            <text:p>-26.2041</text:p>
          </table:table-cell>
          <table:table-cell office:value-type="float" office:value="28.0473" calcext:value-type="float">
            <text:p>28.0473</text:p>
          </table:table-cell>
          <table:table-cell table:number-columns-repeated="3"/>
          <table:table-cell table:formula="of:=COM.MICROSOFT.CONCAT([.$C19]; &quot;     &quot;;  [.$D19]; &quot;     &quot;; [.$E19]; &quot;  =  &quot;; [.$F19]; &quot;    ----   &quot; ;  [.$G19]   )" office:value-type="string" office:string-value="South Africa          Johannesburg  =  -26.2041    ----   28.0473" calcext:value-type="string">
            <text:p>South Africa <text:s text:c="9"/>Johannesburg <text:s/>= <text:s/>-26.2041 <text:s text:c="3"/>---- <text:s text:c="2"/>28.0473</text:p>
          </table:table-cell>
          <table:table-cell table:number-columns-repeated="3"/>
          <table:table-cell table:formula="of:=COM.MICROSOFT.CONCAT([.$C19];&quot;,     &quot;;[.$D19];&quot;     &quot;;[.$E19];&quot;  =  &quot;;[.$F19];&quot;   &quot;)" office:value-type="string" office:string-value="South Africa,          Johannesburg  =  -26.2041   " calcext:value-type="string">
            <text:p>South Africa, <text:s text:c="9"/>Johannesburg <text:s/>= <text:s/>-26.2041 <text:s text:c="2"/></text:p>
          </table:table-cell>
          <table:table-cell/>
          <table:table-cell table:formula="of:=COM.MICROSOFT.CONCAT([.$C19];  &quot; :    &quot;;[.$D19];&quot;     &quot;;[.$E19];&quot;  =   &quot;;  [.$G19]   )" office:value-type="string" office:string-value="South Africa :         Johannesburg  =   28.0473" calcext:value-type="string">
            <text:p>South Africa : <text:s text:c="8"/>Johannesburg <text:s/>= <text:s text:c="2"/>28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51.5074" calcext:value-type="float">
            <text:p>51.5074</text:p>
          </table:table-cell>
          <table:table-cell office:value-type="float" office:value="-0.1278" calcext:value-type="float">
            <text:p>-0.1278</text:p>
          </table:table-cell>
          <table:table-cell table:number-columns-repeated="3"/>
          <table:table-cell table:formula="of:=COM.MICROSOFT.CONCAT([.$C20]; &quot;     &quot;;  [.$D20]; &quot;     &quot;; [.$E20]; &quot;  =  &quot;; [.$F20]; &quot;    ----   &quot; ;  [.$G20]   )" office:value-type="string" office:string-value="United Kingdom          London  =  51.5074    ----   -0.1278" calcext:value-type="string">
            <text:p>United Kingdom <text:s text:c="9"/>London <text:s/>= <text:s/>51.5074 <text:s text:c="3"/>---- <text:s text:c="2"/>-0.1278</text:p>
          </table:table-cell>
          <table:table-cell table:number-columns-repeated="3"/>
          <table:table-cell table:formula="of:=COM.MICROSOFT.CONCAT([.$C20];&quot;,     &quot;;[.$D20];&quot;     &quot;;[.$E20];&quot;  =  &quot;;[.$F20];&quot;   &quot;)" office:value-type="string" office:string-value="United Kingdom,          London  =  51.5074   " calcext:value-type="string">
            <text:p>United Kingdom, <text:s text:c="9"/>London <text:s/>= <text:s/>51.5074 <text:s text:c="2"/></text:p>
          </table:table-cell>
          <table:table-cell/>
          <table:table-cell table:formula="of:=COM.MICROSOFT.CONCAT([.$C20];  &quot; :    &quot;;[.$D20];&quot;     &quot;;[.$E20];&quot;  =   &quot;;  [.$G20]   )" office:value-type="string" office:string-value="United Kingdom :         London  =   -0.1278" calcext:value-type="string">
            <text:p>United Kingdom : <text:s text:c="8"/>London <text:s/>= <text:s text:c="2"/>-0.1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hoenix</text:p>
          </table:table-cell>
          <table:table-cell office:value-type="float" office:value="33.4484" calcext:value-type="float">
            <text:p>33.4484</text:p>
          </table:table-cell>
          <table:table-cell office:value-type="float" office:value="-112.074" calcext:value-type="float">
            <text:p>-112.074</text:p>
          </table:table-cell>
          <table:table-cell table:number-columns-repeated="3"/>
          <table:table-cell table:formula="of:=COM.MICROSOFT.CONCAT([.$C21]; &quot;     &quot;;  [.$D21]; &quot;     &quot;; [.$E21]; &quot;  =  &quot;; [.$F21]; &quot;    ----   &quot; ;  [.$G21]   )" office:value-type="string" office:string-value="USA     AZ     Phoenix  =  33.4484    ----   -112.074" calcext:value-type="string">
            <text:p>USA <text:s text:c="4"/>AZ <text:s text:c="4"/>Phoenix <text:s/>= <text:s/>33.4484 <text:s text:c="3"/>---- <text:s text:c="2"/>-112.074</text:p>
          </table:table-cell>
          <table:table-cell table:number-columns-repeated="3"/>
          <table:table-cell table:formula="of:=COM.MICROSOFT.CONCAT([.$C21];&quot;,     &quot;;[.$D21];&quot;     &quot;;[.$E21];&quot;  =  &quot;;[.$F21];&quot;   &quot;)" office:value-type="string" office:string-value="USA,     AZ     Phoenix  =  33.4484   " calcext:value-type="string">
            <text:p>USA, <text:s text:c="4"/>AZ <text:s text:c="4"/>Phoenix <text:s/>= <text:s/>33.4484 <text:s text:c="2"/></text:p>
          </table:table-cell>
          <table:table-cell/>
          <table:table-cell table:formula="of:=COM.MICROSOFT.CONCAT([.$C21];  &quot; :    &quot;;[.$D21]; &quot;,     &quot;; [.$E21];&quot;  =   &quot;;  [.$G21]   )" office:value-type="string" office:string-value="USA :    AZ,     Phoenix  =   -112.074" calcext:value-type="string">
            <text:p>USA : <text:s text:c="3"/>AZ, <text:s text:c="4"/>Phoenix <text:s/>= <text:s text:c="2"/>-112.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float" office:value="34.0522" calcext:value-type="float">
            <text:p>34.0522</text:p>
          </table:table-cell>
          <table:table-cell office:value-type="float" office:value="-118.2437" calcext:value-type="float">
            <text:p>-118.2437</text:p>
          </table:table-cell>
          <table:table-cell table:number-columns-repeated="3"/>
          <table:table-cell table:formula="of:=COM.MICROSOFT.CONCAT([.$C22]; &quot;     &quot;;  [.$D22]; &quot;     &quot;; [.$E22]; &quot;  =  &quot;; [.$F22]; &quot;    ----   &quot; ;  [.$G22]   )" office:value-type="string" office:string-value="USA     CA     Los Angeles  =  34.0522    ----   -118.2437" calcext:value-type="string">
            <text:p>USA <text:s text:c="4"/>CA <text:s text:c="4"/>Los Angeles <text:s/>= <text:s/>34.0522 <text:s text:c="3"/>---- <text:s text:c="2"/>-118.2437</text:p>
          </table:table-cell>
          <table:table-cell table:number-columns-repeated="3"/>
          <table:table-cell table:formula="of:=COM.MICROSOFT.CONCAT([.$C22];&quot;,     &quot;;[.$D22];&quot;     &quot;;[.$E22];&quot;  =  &quot;;[.$F22];&quot;   &quot;)" office:value-type="string" office:string-value="USA,     CA     Los Angeles  =  34.0522   " calcext:value-type="string">
            <text:p>USA, <text:s text:c="4"/>CA <text:s text:c="4"/>Los Angeles <text:s/>= <text:s/>34.0522 <text:s text:c="2"/></text:p>
          </table:table-cell>
          <table:table-cell/>
          <table:table-cell table:formula="of:=COM.MICROSOFT.CONCAT([.$C22];  &quot; :    &quot;;[.$D22]; &quot;,     &quot;; [.$E22];&quot;  =   &quot;;  [.$G22]   )" office:value-type="string" office:string-value="USA :    CA,     Los Angeles  =   -118.2437" calcext:value-type="string">
            <text:p>USA : <text:s text:c="3"/>CA, <text:s text:c="4"/>Los Angeles <text:s/>= <text:s text:c="2"/>-118.2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float" office:value="32.7157" calcext:value-type="float">
            <text:p>32.7157</text:p>
          </table:table-cell>
          <table:table-cell office:value-type="float" office:value="-117.1611" calcext:value-type="float">
            <text:p>-117.1611</text:p>
          </table:table-cell>
          <table:table-cell table:number-columns-repeated="3"/>
          <table:table-cell table:formula="of:=COM.MICROSOFT.CONCAT([.$C23]; &quot;     &quot;;  [.$D23]; &quot;     &quot;; [.$E23]; &quot;  =  &quot;; [.$F23]; &quot;    ----   &quot; ;  [.$G23]   )" office:value-type="string" office:string-value="USA     CA     San Diego  =  32.7157    ----   -117.1611" calcext:value-type="string">
            <text:p>USA <text:s text:c="4"/>CA <text:s text:c="4"/>San Diego <text:s/>= <text:s/>32.7157 <text:s text:c="3"/>---- <text:s text:c="2"/>-117.1611</text:p>
          </table:table-cell>
          <table:table-cell table:number-columns-repeated="3"/>
          <table:table-cell table:formula="of:=COM.MICROSOFT.CONCAT([.$C23];&quot;,     &quot;;[.$D23];&quot;     &quot;;[.$E23];&quot;  =  &quot;;[.$F23];&quot;   &quot;)" office:value-type="string" office:string-value="USA,     CA     San Diego  =  32.7157   " calcext:value-type="string">
            <text:p>USA, <text:s text:c="4"/>CA <text:s text:c="4"/>San Diego <text:s/>= <text:s/>32.7157 <text:s text:c="2"/></text:p>
          </table:table-cell>
          <table:table-cell/>
          <table:table-cell table:formula="of:=COM.MICROSOFT.CONCAT([.$C23];  &quot; :    &quot;;[.$D23]; &quot;,     &quot;; [.$E23];&quot;  =   &quot;;  [.$G23]   )" office:value-type="string" office:string-value="USA :    CA,     San Diego  =   -117.1611" calcext:value-type="string">
            <text:p>USA : <text:s text:c="3"/>CA, <text:s text:c="4"/>San Diego <text:s/>= <text:s text:c="2"/>-117.1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Jose</text:p>
          </table:table-cell>
          <table:table-cell office:value-type="float" office:value="37.3382" calcext:value-type="float">
            <text:p>37.3382</text:p>
          </table:table-cell>
          <table:table-cell office:value-type="float" office:value="-121.8863" calcext:value-type="float">
            <text:p>-121.8863</text:p>
          </table:table-cell>
          <table:table-cell table:number-columns-repeated="3"/>
          <table:table-cell table:formula="of:=COM.MICROSOFT.CONCAT([.$C24]; &quot;     &quot;;  [.$D24]; &quot;     &quot;; [.$E24]; &quot;  =  &quot;; [.$F24]; &quot;    ----   &quot; ;  [.$G24]   )" office:value-type="string" office:string-value="USA     CA     San Jose  =  37.3382    ----   -121.8863" calcext:value-type="string">
            <text:p>USA <text:s text:c="4"/>CA <text:s text:c="4"/>San Jose <text:s/>= <text:s/>37.3382 <text:s text:c="3"/>---- <text:s text:c="2"/>-121.8863</text:p>
          </table:table-cell>
          <table:table-cell table:number-columns-repeated="3"/>
          <table:table-cell table:formula="of:=COM.MICROSOFT.CONCAT([.$C24];&quot;,     &quot;;[.$D24];&quot;     &quot;;[.$E24];&quot;  =  &quot;;[.$F24];&quot;   &quot;)" office:value-type="string" office:string-value="USA,     CA     San Jose  =  37.3382   " calcext:value-type="string">
            <text:p>USA, <text:s text:c="4"/>CA <text:s text:c="4"/>San Jose <text:s/>= <text:s/>37.3382 <text:s text:c="2"/></text:p>
          </table:table-cell>
          <table:table-cell/>
          <table:table-cell table:formula="of:=COM.MICROSOFT.CONCAT([.$C24];  &quot; :    &quot;;[.$D24]; &quot;,     &quot;; [.$E24];&quot;  =   &quot;;  [.$G24]   )" office:value-type="string" office:string-value="USA :    CA,     San Jose  =   -121.8863" calcext:value-type="string">
            <text:p>USA : <text:s text:c="3"/>CA, <text:s text:c="4"/>San Jose <text:s/>= <text:s text:c="2"/>-121.8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float" office:value="37.7749" calcext:value-type="float">
            <text:p>37.7749</text:p>
          </table:table-cell>
          <table:table-cell office:value-type="float" office:value="-122.4194" calcext:value-type="float">
            <text:p>-122.4194</text:p>
          </table:table-cell>
          <table:table-cell table:number-columns-repeated="3"/>
          <table:table-cell table:formula="of:=COM.MICROSOFT.CONCAT([.$C25]; &quot;     &quot;;  [.$D25]; &quot;     &quot;; [.$E25]; &quot;  =  &quot;; [.$F25]; &quot;    ----   &quot; ;  [.$G25]   )" office:value-type="string" office:string-value="USA     CA     San Francisco  =  37.7749    ----   -122.4194" calcext:value-type="string">
            <text:p>USA <text:s text:c="4"/>CA <text:s text:c="4"/>San Francisco <text:s/>= <text:s/>37.7749 <text:s text:c="3"/>---- <text:s text:c="2"/>-122.4194</text:p>
          </table:table-cell>
          <table:table-cell table:number-columns-repeated="3"/>
          <table:table-cell table:formula="of:=COM.MICROSOFT.CONCAT([.$C25];&quot;,     &quot;;[.$D25];&quot;     &quot;;[.$E25];&quot;  =  &quot;;[.$F25];&quot;   &quot;)" office:value-type="string" office:string-value="USA,     CA     San Francisco  =  37.7749   " calcext:value-type="string">
            <text:p>USA, <text:s text:c="4"/>CA <text:s text:c="4"/>San Francisco <text:s/>= <text:s/>37.7749 <text:s text:c="2"/></text:p>
          </table:table-cell>
          <table:table-cell/>
          <table:table-cell table:formula="of:=COM.MICROSOFT.CONCAT([.$C25];  &quot; :    &quot;;[.$D25]; &quot;,     &quot;; [.$E25];&quot;  =   &quot;;  [.$G25]   )" office:value-type="string" office:string-value="USA :    CA,     San Francisco  =   -122.4194" calcext:value-type="string">
            <text:p>USA : <text:s text:c="3"/>CA, <text:s text:c="4"/>San Francisco <text:s/>= <text:s text:c="2"/>-122.4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enver</text:p>
          </table:table-cell>
          <table:table-cell office:value-type="float" office:value="39.7392" calcext:value-type="float">
            <text:p>39.7392</text:p>
          </table:table-cell>
          <table:table-cell office:value-type="float" office:value="-104.9903" calcext:value-type="float">
            <text:p>-104.9903</text:p>
          </table:table-cell>
          <table:table-cell table:number-columns-repeated="3"/>
          <table:table-cell table:formula="of:=COM.MICROSOFT.CONCAT([.$C26]; &quot;     &quot;;  [.$D26]; &quot;     &quot;; [.$E26]; &quot;  =  &quot;; [.$F26]; &quot;    ----   &quot; ;  [.$G26]   )" office:value-type="string" office:string-value="USA     CO     Denver  =  39.7392    ----   -104.9903" calcext:value-type="string">
            <text:p>USA <text:s text:c="4"/>CO <text:s text:c="4"/>Denver <text:s/>= <text:s/>39.7392 <text:s text:c="3"/>---- <text:s text:c="2"/>-104.9903</text:p>
          </table:table-cell>
          <table:table-cell table:number-columns-repeated="3"/>
          <table:table-cell table:formula="of:=COM.MICROSOFT.CONCAT([.$C26];&quot;,     &quot;;[.$D26];&quot;     &quot;;[.$E26];&quot;  =  &quot;;[.$F26];&quot;   &quot;)" office:value-type="string" office:string-value="USA,     CO     Denver  =  39.7392   " calcext:value-type="string">
            <text:p>USA, <text:s text:c="4"/>CO <text:s text:c="4"/>Denver <text:s/>= <text:s/>39.7392 <text:s text:c="2"/></text:p>
          </table:table-cell>
          <table:table-cell/>
          <table:table-cell table:formula="of:=COM.MICROSOFT.CONCAT([.$C26];  &quot; :    &quot;;[.$D26]; &quot;,     &quot;; [.$E26];&quot;  =   &quot;;  [.$G26]   )" office:value-type="string" office:string-value="USA :    CO,     Denver  =   -104.9903" calcext:value-type="string">
            <text:p>USA : <text:s text:c="3"/>CO, <text:s text:c="4"/>Denver <text:s/>= <text:s text:c="2"/>-104.9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acksonville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-81.6557" calcext:value-type="float">
            <text:p>-81.6557</text:p>
          </table:table-cell>
          <table:table-cell table:number-columns-repeated="3"/>
          <table:table-cell table:formula="of:=COM.MICROSOFT.CONCAT([.$C27]; &quot;     &quot;;  [.$D27]; &quot;     &quot;; [.$E27]; &quot;  =  &quot;; [.$F27]; &quot;    ----   &quot; ;  [.$G27]   )" office:value-type="string" office:string-value="USA     FL     Jacksonville  =  30.3322    ----   -81.6557" calcext:value-type="string">
            <text:p>USA <text:s text:c="4"/>FL <text:s text:c="4"/>Jacksonville <text:s/>= <text:s/>30.3322 <text:s text:c="3"/>---- <text:s text:c="2"/>-81.6557</text:p>
          </table:table-cell>
          <table:table-cell table:number-columns-repeated="3"/>
          <table:table-cell table:formula="of:=COM.MICROSOFT.CONCAT([.$C27];&quot;,     &quot;;[.$D27];&quot;     &quot;;[.$E27];&quot;  =  &quot;;[.$F27];&quot;   &quot;)" office:value-type="string" office:string-value="USA,     FL     Jacksonville  =  30.3322   " calcext:value-type="string">
            <text:p>USA, <text:s text:c="4"/>FL <text:s text:c="4"/>Jacksonville <text:s/>= <text:s/>30.3322 <text:s text:c="2"/></text:p>
          </table:table-cell>
          <table:table-cell/>
          <table:table-cell table:formula="of:=COM.MICROSOFT.CONCAT([.$C27];  &quot; :    &quot;;[.$D27]; &quot;,     &quot;; [.$E27];&quot;  =   &quot;;  [.$G27]   )" office:value-type="string" office:string-value="USA :    FL,     Jacksonville  =   -81.6557" calcext:value-type="string">
            <text:p>USA : <text:s text:c="3"/>FL, <text:s text:c="4"/>Jacksonville <text:s/>= <text:s text:c="2"/>-81.6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float" office:value="41.8781" calcext:value-type="float">
            <text:p>41.8781</text:p>
          </table:table-cell>
          <table:table-cell office:value-type="float" office:value="-87.6298" calcext:value-type="float">
            <text:p>-87.6298</text:p>
          </table:table-cell>
          <table:table-cell table:number-columns-repeated="3"/>
          <table:table-cell table:formula="of:=COM.MICROSOFT.CONCAT([.$C28]; &quot;     &quot;;  [.$D28]; &quot;     &quot;; [.$E28]; &quot;  =  &quot;; [.$F28]; &quot;    ----   &quot; ;  [.$G28]   )" office:value-type="string" office:string-value="USA     IL     Chicago  =  41.8781    ----   -87.6298" calcext:value-type="string">
            <text:p>USA <text:s text:c="4"/>IL <text:s text:c="4"/>Chicago <text:s/>= <text:s/>41.8781 <text:s text:c="3"/>---- <text:s text:c="2"/>-87.6298</text:p>
          </table:table-cell>
          <table:table-cell table:number-columns-repeated="3"/>
          <table:table-cell table:formula="of:=COM.MICROSOFT.CONCAT([.$C28];&quot;,     &quot;;[.$D28];&quot;     &quot;;[.$E28];&quot;  =  &quot;;[.$F28];&quot;   &quot;)" office:value-type="string" office:string-value="USA,     IL     Chicago  =  41.8781   " calcext:value-type="string">
            <text:p>USA, <text:s text:c="4"/>IL <text:s text:c="4"/>Chicago <text:s/>= <text:s/>41.8781 <text:s text:c="2"/></text:p>
          </table:table-cell>
          <table:table-cell/>
          <table:table-cell table:formula="of:=COM.MICROSOFT.CONCAT([.$C28];  &quot; :    &quot;;[.$D28]; &quot;,     &quot;; [.$E28];&quot;  =   &quot;;  [.$G28]   )" office:value-type="string" office:string-value="USA :    IL,     Chicago  =   -87.6298" calcext:value-type="string">
            <text:p>USA : <text:s text:c="3"/>IL, <text:s text:c="4"/>Chicago <text:s/>= <text:s text:c="2"/>-87.6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polis</text:p>
          </table:table-cell>
          <table:table-cell office:value-type="float" office:value="39.7684" calcext:value-type="float">
            <text:p>39.7684</text:p>
          </table:table-cell>
          <table:table-cell office:value-type="float" office:value="-86.1581" calcext:value-type="float">
            <text:p>-86.1581</text:p>
          </table:table-cell>
          <table:table-cell table:number-columns-repeated="3"/>
          <table:table-cell table:formula="of:=COM.MICROSOFT.CONCAT([.$C29]; &quot;     &quot;;  [.$D29]; &quot;     &quot;; [.$E29]; &quot;  =  &quot;; [.$F29]; &quot;    ----   &quot; ;  [.$G29]   )" office:value-type="string" office:string-value="USA     IN     Indianapolis  =  39.7684    ----   -86.1581" calcext:value-type="string">
            <text:p>USA <text:s text:c="4"/>IN <text:s text:c="4"/>Indianapolis <text:s/>= <text:s/>39.7684 <text:s text:c="3"/>---- <text:s text:c="2"/>-86.1581</text:p>
          </table:table-cell>
          <table:table-cell table:number-columns-repeated="3"/>
          <table:table-cell table:formula="of:=COM.MICROSOFT.CONCAT([.$C29];&quot;,     &quot;;[.$D29];&quot;     &quot;;[.$E29];&quot;  =  &quot;;[.$F29];&quot;   &quot;)" office:value-type="string" office:string-value="USA,     IN     Indianapolis  =  39.7684   " calcext:value-type="string">
            <text:p>USA, <text:s text:c="4"/>IN <text:s text:c="4"/>Indianapolis <text:s/>= <text:s/>39.7684 <text:s text:c="2"/></text:p>
          </table:table-cell>
          <table:table-cell/>
          <table:table-cell table:formula="of:=COM.MICROSOFT.CONCAT([.$C29];  &quot; :    &quot;;[.$D29]; &quot;,     &quot;; [.$E29];&quot;  =   &quot;;  [.$G29]   )" office:value-type="string" office:string-value="USA :    IN,     Indianapolis  =   -86.1581" calcext:value-type="string">
            <text:p>USA : <text:s text:c="3"/>IN, <text:s text:c="4"/>Indianapolis <text:s/>= <text:s text:c="2"/>-86.1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harlotte</text:p>
          </table:table-cell>
          <table:table-cell office:value-type="float" office:value="35.2271" calcext:value-type="float">
            <text:p>35.2271</text:p>
          </table:table-cell>
          <table:table-cell office:value-type="float" office:value="-80.8431" calcext:value-type="float">
            <text:p>-80.8431</text:p>
          </table:table-cell>
          <table:table-cell table:number-columns-repeated="3"/>
          <table:table-cell table:formula="of:=COM.MICROSOFT.CONCAT([.$C30]; &quot;     &quot;;  [.$D30]; &quot;     &quot;; [.$E30]; &quot;  =  &quot;; [.$F30]; &quot;    ----   &quot; ;  [.$G30]   )" office:value-type="string" office:string-value="USA     NC     Charlotte  =  35.2271    ----   -80.8431" calcext:value-type="string">
            <text:p>USA <text:s text:c="4"/>NC <text:s text:c="4"/>Charlotte <text:s/>= <text:s/>35.2271 <text:s text:c="3"/>---- <text:s text:c="2"/>-80.8431</text:p>
          </table:table-cell>
          <table:table-cell table:number-columns-repeated="3"/>
          <table:table-cell table:formula="of:=COM.MICROSOFT.CONCAT([.$C30];&quot;,     &quot;;[.$D30];&quot;     &quot;;[.$E30];&quot;  =  &quot;;[.$F30];&quot;   &quot;)" office:value-type="string" office:string-value="USA,     NC     Charlotte  =  35.2271   " calcext:value-type="string">
            <text:p>USA, <text:s text:c="4"/>NC <text:s text:c="4"/>Charlotte <text:s/>= <text:s/>35.2271 <text:s text:c="2"/></text:p>
          </table:table-cell>
          <table:table-cell/>
          <table:table-cell table:formula="of:=COM.MICROSOFT.CONCAT([.$C30];  &quot; :    &quot;;[.$D30]; &quot;,     &quot;; [.$E30];&quot;  =   &quot;;  [.$G30]   )" office:value-type="string" office:string-value="USA :    NC,     Charlotte  =   -80.8431" calcext:value-type="string">
            <text:p>USA : <text:s text:c="3"/>NC, <text:s text:c="4"/>Charlotte <text:s/>= <text:s text:c="2"/>-80.8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 City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  <table:table-cell table:number-columns-repeated="3"/>
          <table:table-cell table:formula="of:=COM.MICROSOFT.CONCAT([.$C31]; &quot;     &quot;;  [.$D31]; &quot;     &quot;; [.$E31]; &quot;  =  &quot;; [.$F31]; &quot;    ----   &quot; ;  [.$G31]   )" office:value-type="string" office:string-value="USA     NY     New York City  =  40.7128    ----   -74.006" calcext:value-type="string">
            <text:p>USA <text:s text:c="4"/>NY <text:s text:c="4"/>New York City <text:s/>= <text:s/>40.7128 <text:s text:c="3"/>---- <text:s text:c="2"/>-74.006</text:p>
          </table:table-cell>
          <table:table-cell table:number-columns-repeated="3"/>
          <table:table-cell table:formula="of:=COM.MICROSOFT.CONCAT([.$C31];&quot;,     &quot;;[.$D31];&quot;     &quot;;[.$E31];&quot;  =  &quot;;[.$F31];&quot;   &quot;)" office:value-type="string" office:string-value="USA,     NY     New York City  =  40.7128   " calcext:value-type="string">
            <text:p>USA, <text:s text:c="4"/>NY <text:s text:c="4"/>New York City <text:s/>= <text:s/>40.7128 <text:s text:c="2"/></text:p>
          </table:table-cell>
          <table:table-cell/>
          <table:table-cell table:formula="of:=COM.MICROSOFT.CONCAT([.$C31];  &quot; :    &quot;;[.$D31]; &quot;,     &quot;; [.$E31];&quot;  =   &quot;;  [.$G31]   )" office:value-type="string" office:string-value="USA :    NY,     New York City  =   -74.006" calcext:value-type="string">
            <text:p>USA : <text:s text:c="3"/>NY, <text:s text:c="4"/>New York City <text:s/>= <text:s text:c="2"/>-74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lumbus</text:p>
          </table:table-cell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  <table:table-cell table:number-columns-repeated="3"/>
          <table:table-cell table:formula="of:=COM.MICROSOFT.CONCAT([.$C32]; &quot;     &quot;;  [.$D32]; &quot;     &quot;; [.$E32]; &quot;  =  &quot;; [.$F32]; &quot;    ----   &quot; ;  [.$G32]   )" office:value-type="string" office:string-value="USA     OH     Columbus  =  39.9612    ----   -82.9988" calcext:value-type="string">
            <text:p>USA <text:s text:c="4"/>OH <text:s text:c="4"/>Columbus <text:s/>= <text:s/>39.9612 <text:s text:c="3"/>---- <text:s text:c="2"/>-82.9988</text:p>
          </table:table-cell>
          <table:table-cell table:number-columns-repeated="3"/>
          <table:table-cell table:formula="of:=COM.MICROSOFT.CONCAT([.$C32];&quot;,     &quot;;[.$D32];&quot;     &quot;;[.$E32];&quot;  =  &quot;;[.$F32];&quot;   &quot;)" office:value-type="string" office:string-value="USA,     OH     Columbus  =  39.9612   " calcext:value-type="string">
            <text:p>USA, <text:s text:c="4"/>OH <text:s text:c="4"/>Columbus <text:s/>= <text:s/>39.9612 <text:s text:c="2"/></text:p>
          </table:table-cell>
          <table:table-cell/>
          <table:table-cell table:formula="of:=COM.MICROSOFT.CONCAT([.$C32];  &quot; :    &quot;;[.$D32]; &quot;,     &quot;; [.$E32];&quot;  =   &quot;;  [.$G32]   )" office:value-type="string" office:string-value="USA :    OH,     Columbus  =   -82.9988" calcext:value-type="string">
            <text:p>USA : <text:s text:c="3"/>OH, <text:s text:c="4"/>Columbus <text:s/>= <text:s text:c="2"/>-82.9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oston</text:p>
          </table:table-cell>
          <table:table-cell table:style-name="ce1" office:value-type="float" office:value="42.361145" calcext:value-type="float">
            <text:p>42.361145</text:p>
          </table:table-cell>
          <table:table-cell table:style-name="ce1" office:value-type="float" office:value="-71.057" calcext:value-type="float">
            <text:p>-71.057</text:p>
          </table:table-cell>
          <table:table-cell table:number-columns-repeated="3"/>
          <table:table-cell table:formula="of:=COM.MICROSOFT.CONCAT([.$C33]; &quot;     &quot;;  [.$D33]; &quot;     &quot;; [.$E33]; &quot;  =  &quot;; [.$F33]; &quot;    ----   &quot; ;  [.$G33]   )" office:value-type="string" office:string-value="USA     MA     Boston  =  42.361145    ----   -71.057" calcext:value-type="string">
            <text:p>USA <text:s text:c="4"/>MA <text:s text:c="4"/>Boston <text:s/>= <text:s/>42.361145 <text:s text:c="3"/>---- <text:s text:c="2"/>-71.057</text:p>
          </table:table-cell>
          <table:table-cell table:number-columns-repeated="3"/>
          <table:table-cell table:formula="of:=COM.MICROSOFT.CONCAT([.$C33];&quot;,     &quot;;[.$D33];&quot;     &quot;;[.$E33];&quot;  =  &quot;;[.$F33];&quot;   &quot;)" office:value-type="string" office:string-value="USA,     MA     Boston  =  42.361145   " calcext:value-type="string">
            <text:p>USA, <text:s text:c="4"/>MA <text:s text:c="4"/>Boston <text:s/>= <text:s/>42.361145 <text:s text:c="2"/></text:p>
          </table:table-cell>
          <table:table-cell/>
          <table:table-cell table:formula="of:=COM.MICROSOFT.CONCAT([.$C33];  &quot; :    &quot;;[.$D33]; &quot;,     &quot;; [.$E33];&quot;  =   &quot;;  [.$G33]   )" office:value-type="string" office:string-value="USA :    MA,     Boston  =   -71.057" calcext:value-type="string">
            <text:p>USA : <text:s text:c="3"/>MA, <text:s text:c="4"/>Boston <text:s/>= <text:s text:c="2"/>-71.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iladelphia</text:p>
          </table:table-cell>
          <table:table-cell office:value-type="float" office:value="39.953" calcext:value-type="float">
            <text:p>39.953</text:p>
          </table:table-cell>
          <table:table-cell table:style-name="ce1" office:value-type="float" office:value="-75.1652" calcext:value-type="float">
            <text:p>-75.1652</text:p>
          </table:table-cell>
          <table:table-cell table:number-columns-repeated="3"/>
          <table:table-cell table:formula="of:=COM.MICROSOFT.CONCAT([.$C34]; &quot;     &quot;;  [.$D34]; &quot;     &quot;; [.$E34]; &quot;  =  &quot;; [.$F34]; &quot;    ----   &quot; ;  [.$G34]   )" office:value-type="string" office:string-value="USA     PA     Philadelphia  =  39.953    ----   -75.1652" calcext:value-type="string">
            <text:p>USA <text:s text:c="4"/>PA <text:s text:c="4"/>Philadelphia <text:s/>= <text:s/>39.953 <text:s text:c="3"/>---- <text:s text:c="2"/>-75.1652</text:p>
          </table:table-cell>
          <table:table-cell table:number-columns-repeated="3"/>
          <table:table-cell table:formula="of:=COM.MICROSOFT.CONCAT([.$C34];&quot;,     &quot;;[.$D34];&quot;     &quot;;[.$E34];&quot;  =  &quot;;[.$F34];&quot;   &quot;)" office:value-type="string" office:string-value="USA,     PA     Philadelphia  =  39.953   " calcext:value-type="string">
            <text:p>USA, <text:s text:c="4"/>PA <text:s text:c="4"/>Philadelphia <text:s/>= <text:s/>39.953 <text:s text:c="2"/></text:p>
          </table:table-cell>
          <table:table-cell/>
          <table:table-cell table:formula="of:=COM.MICROSOFT.CONCAT([.$C34];  &quot; :    &quot;;[.$D34]; &quot;,     &quot;; [.$E34];&quot;  =   &quot;;  [.$G34]   )" office:value-type="string" office:string-value="USA :    PA,     Philadelphia  =   -75.1652" calcext:value-type="string">
            <text:p>USA : <text:s text:c="3"/>PA, <text:s text:c="4"/>Philadelphia <text:s/>= <text:s text:c="2"/>-75.1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float" office:value="29.7604" calcext:value-type="float">
            <text:p>29.7604</text:p>
          </table:table-cell>
          <table:table-cell office:value-type="float" office:value="-95.3698" calcext:value-type="float">
            <text:p>-95.3698</text:p>
          </table:table-cell>
          <table:table-cell table:number-columns-repeated="3"/>
          <table:table-cell table:formula="of:=COM.MICROSOFT.CONCAT([.$C35]; &quot;     &quot;;  [.$D35]; &quot;     &quot;; [.$E35]; &quot;  =  &quot;; [.$F35]; &quot;    ----   &quot; ;  [.$G35]   )" office:value-type="string" office:string-value="USA     TX     Houston  =  29.7604    ----   -95.3698" calcext:value-type="string">
            <text:p>USA <text:s text:c="4"/>TX <text:s text:c="4"/>Houston <text:s/>= <text:s/>29.7604 <text:s text:c="3"/>---- <text:s text:c="2"/>-95.3698</text:p>
          </table:table-cell>
          <table:table-cell table:number-columns-repeated="3"/>
          <table:table-cell table:formula="of:=COM.MICROSOFT.CONCAT([.$C35];&quot;,     &quot;;[.$D35];&quot;     &quot;;[.$E35];&quot;  =  &quot;;[.$F35];&quot;   &quot;)" office:value-type="string" office:string-value="USA,     TX     Houston  =  29.7604   " calcext:value-type="string">
            <text:p>USA, <text:s text:c="4"/>TX <text:s text:c="4"/>Houston <text:s/>= <text:s/>29.7604 <text:s text:c="2"/></text:p>
          </table:table-cell>
          <table:table-cell/>
          <table:table-cell table:formula="of:=COM.MICROSOFT.CONCAT([.$C35];  &quot; :    &quot;;[.$D35]; &quot;,     &quot;; [.$E35];&quot;  =   &quot;;  [.$G35]   )" office:value-type="string" office:string-value="USA :    TX,     Houston  =   -95.3698" calcext:value-type="string">
            <text:p>USA : <text:s text:c="3"/>TX, <text:s text:c="4"/>Houston <text:s/>= <text:s text:c="2"/>-95.3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float" office:value="29.4241" calcext:value-type="float">
            <text:p>29.4241</text:p>
          </table:table-cell>
          <table:table-cell office:value-type="float" office:value="-98.4936" calcext:value-type="float">
            <text:p>-98.4936</text:p>
          </table:table-cell>
          <table:table-cell table:number-columns-repeated="3"/>
          <table:table-cell table:formula="of:=COM.MICROSOFT.CONCAT([.$C36]; &quot;     &quot;;  [.$D36]; &quot;     &quot;; [.$E36]; &quot;  =  &quot;; [.$F36]; &quot;    ----   &quot; ;  [.$G36]   )" office:value-type="string" office:string-value="USA     TX     San Antonio  =  29.4241    ----   -98.4936" calcext:value-type="string">
            <text:p>USA <text:s text:c="4"/>TX <text:s text:c="4"/>San Antonio <text:s/>= <text:s/>29.4241 <text:s text:c="3"/>---- <text:s text:c="2"/>-98.4936</text:p>
          </table:table-cell>
          <table:table-cell table:number-columns-repeated="3"/>
          <table:table-cell table:formula="of:=COM.MICROSOFT.CONCAT([.$C36];&quot;,     &quot;;[.$D36];&quot;     &quot;;[.$E36];&quot;  =  &quot;;[.$F36];&quot;   &quot;)" office:value-type="string" office:string-value="USA,     TX     San Antonio  =  29.4241   " calcext:value-type="string">
            <text:p>USA, <text:s text:c="4"/>TX <text:s text:c="4"/>San Antonio <text:s/>= <text:s/>29.4241 <text:s text:c="2"/></text:p>
          </table:table-cell>
          <table:table-cell/>
          <table:table-cell table:formula="of:=COM.MICROSOFT.CONCAT([.$C36];  &quot; :    &quot;;[.$D36]; &quot;,     &quot;; [.$E36];&quot;  =   &quot;;  [.$G36]   )" office:value-type="string" office:string-value="USA :    TX,     San Antonio  =   -98.4936" calcext:value-type="string">
            <text:p>USA : <text:s text:c="3"/>TX, <text:s text:c="4"/>San Antonio <text:s/>= <text:s text:c="2"/>-98.4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llas</text:p>
          </table:table-cell>
          <table:table-cell office:value-type="float" office:value="32.7767" calcext:value-type="float">
            <text:p>32.7767</text:p>
          </table:table-cell>
          <table:table-cell office:value-type="float" office:value="-96.797" calcext:value-type="float">
            <text:p>-96.797</text:p>
          </table:table-cell>
          <table:table-cell table:number-columns-repeated="3"/>
          <table:table-cell table:formula="of:=COM.MICROSOFT.CONCAT([.$C37]; &quot;     &quot;;  [.$D37]; &quot;     &quot;; [.$E37]; &quot;  =  &quot;; [.$F37]; &quot;    ----   &quot; ;  [.$G37]   )" office:value-type="string" office:string-value="USA     TX     Dallas  =  32.7767    ----   -96.797" calcext:value-type="string">
            <text:p>USA <text:s text:c="4"/>TX <text:s text:c="4"/>Dallas <text:s/>= <text:s/>32.7767 <text:s text:c="3"/>---- <text:s text:c="2"/>-96.797</text:p>
          </table:table-cell>
          <table:table-cell table:number-columns-repeated="3"/>
          <table:table-cell table:formula="of:=COM.MICROSOFT.CONCAT([.$C37];&quot;,     &quot;;[.$D37];&quot;     &quot;;[.$E37];&quot;  =  &quot;;[.$F37];&quot;   &quot;)" office:value-type="string" office:string-value="USA,     TX     Dallas  =  32.7767   " calcext:value-type="string">
            <text:p>USA, <text:s text:c="4"/>TX <text:s text:c="4"/>Dallas <text:s/>= <text:s/>32.7767 <text:s text:c="2"/></text:p>
          </table:table-cell>
          <table:table-cell/>
          <table:table-cell table:formula="of:=COM.MICROSOFT.CONCAT([.$C37];  &quot; :    &quot;;[.$D37]; &quot;,     &quot;; [.$E37];&quot;  =   &quot;;  [.$G37]   )" office:value-type="string" office:string-value="USA :    TX,     Dallas  =   -96.797" calcext:value-type="string">
            <text:p>USA : <text:s text:c="3"/>TX, <text:s text:c="4"/>Dallas <text:s/>= <text:s text:c="2"/>-96.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ustin</text:p>
          </table:table-cell>
          <table:table-cell office:value-type="float" office:value="30.25" calcext:value-type="float">
            <text:p>30.25</text:p>
          </table:table-cell>
          <table:table-cell office:value-type="float" office:value="-97.75" calcext:value-type="float">
            <text:p>-97.75</text:p>
          </table:table-cell>
          <table:table-cell table:number-columns-repeated="3"/>
          <table:table-cell table:formula="of:=COM.MICROSOFT.CONCAT([.$C38]; &quot;     &quot;;  [.$D38]; &quot;     &quot;; [.$E38]; &quot;  =  &quot;; [.$F38]; &quot;    ----   &quot; ;  [.$G38]   )" office:value-type="string" office:string-value="USA     TX     Austin  =  30.25    ----   -97.75" calcext:value-type="string">
            <text:p>USA <text:s text:c="4"/>TX <text:s text:c="4"/>Austin <text:s/>= <text:s/>30.25 <text:s text:c="3"/>---- <text:s text:c="2"/>-97.75</text:p>
          </table:table-cell>
          <table:table-cell table:number-columns-repeated="3"/>
          <table:table-cell table:formula="of:=COM.MICROSOFT.CONCAT([.$C38];&quot;,     &quot;;[.$D38];&quot;     &quot;;[.$E38];&quot;  =  &quot;;[.$F38];&quot;   &quot;)" office:value-type="string" office:string-value="USA,     TX     Austin  =  30.25   " calcext:value-type="string">
            <text:p>USA, <text:s text:c="4"/>TX <text:s text:c="4"/>Austin <text:s/>= <text:s/>30.25 <text:s text:c="2"/></text:p>
          </table:table-cell>
          <table:table-cell/>
          <table:table-cell table:formula="of:=COM.MICROSOFT.CONCAT([.$C38];  &quot; :    &quot;;[.$D38]; &quot;,     &quot;; [.$E38];&quot;  =   &quot;;  [.$G38]   )" office:value-type="string" office:string-value="USA :    TX,     Austin  =   -97.75" calcext:value-type="string">
            <text:p>USA : <text:s text:c="3"/>TX, <text:s text:c="4"/>Austin <text:s/>= <text:s text:c="2"/>-9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float" office:value="32.7555" calcext:value-type="float">
            <text:p>32.7555</text:p>
          </table:table-cell>
          <table:table-cell office:value-type="float" office:value="-97.3308" calcext:value-type="float">
            <text:p>-97.3308</text:p>
          </table:table-cell>
          <table:table-cell table:number-columns-repeated="3"/>
          <table:table-cell table:formula="of:=COM.MICROSOFT.CONCAT([.$C39]; &quot;     &quot;;  [.$D39]; &quot;     &quot;; [.$E39]; &quot;  =  &quot;; [.$F39]; &quot;    ----   &quot; ;  [.$G39]   )" office:value-type="string" office:string-value="USA     TX     Fort Worth  =  32.7555    ----   -97.3308" calcext:value-type="string">
            <text:p>USA <text:s text:c="4"/>TX <text:s text:c="4"/>Fort Worth <text:s/>= <text:s/>32.7555 <text:s text:c="3"/>---- <text:s text:c="2"/>-97.3308</text:p>
          </table:table-cell>
          <table:table-cell table:number-columns-repeated="3"/>
          <table:table-cell table:formula="of:=COM.MICROSOFT.CONCAT([.$C39];&quot;,     &quot;;[.$D39];&quot;     &quot;;[.$E39];&quot;  =  &quot;;[.$F39];&quot;   &quot;)" office:value-type="string" office:string-value="USA,     TX     Fort Worth  =  32.7555   " calcext:value-type="string">
            <text:p>USA, <text:s text:c="4"/>TX <text:s text:c="4"/>Fort Worth <text:s/>= <text:s/>32.7555 <text:s text:c="2"/></text:p>
          </table:table-cell>
          <table:table-cell/>
          <table:table-cell table:formula="of:=COM.MICROSOFT.CONCAT([.$C39];  &quot; :    &quot;;[.$D39]; &quot;,     &quot;; [.$E39];&quot;  =   &quot;;  [.$G39]   )" office:value-type="string" office:string-value="USA :    TX,     Fort Worth  =   -97.3308" calcext:value-type="string">
            <text:p>USA : <text:s text:c="3"/>TX, <text:s text:c="4"/>Fort Worth <text:s/>= <text:s text:c="2"/>-97.3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l Paso</text:p>
          </table:table-cell>
          <table:table-cell office:value-type="float" office:value="31.7619" calcext:value-type="float">
            <text:p>31.7619</text:p>
          </table:table-cell>
          <table:table-cell office:value-type="float" office:value="-106.485" calcext:value-type="float">
            <text:p>-106.485</text:p>
          </table:table-cell>
          <table:table-cell table:number-columns-repeated="3"/>
          <table:table-cell table:formula="of:=COM.MICROSOFT.CONCAT([.$C40]; &quot;     &quot;;  [.$D40]; &quot;     &quot;; [.$E40]; &quot;  =  &quot;; [.$F40]; &quot;    ----   &quot; ;  [.$G40]   )" office:value-type="string" office:string-value="USA     TX     El Paso  =  31.7619    ----   -106.485" calcext:value-type="string">
            <text:p>USA <text:s text:c="4"/>TX <text:s text:c="4"/>El Paso <text:s/>= <text:s/>31.7619 <text:s text:c="3"/>---- <text:s text:c="2"/>-106.485</text:p>
          </table:table-cell>
          <table:table-cell table:number-columns-repeated="3"/>
          <table:table-cell table:formula="of:=COM.MICROSOFT.CONCAT([.$C40];&quot;,     &quot;;[.$D40];&quot;     &quot;;[.$E40];&quot;  =  &quot;;[.$F40];&quot;   &quot;)" office:value-type="string" office:string-value="USA,     TX     El Paso  =  31.7619   " calcext:value-type="string">
            <text:p>USA, <text:s text:c="4"/>TX <text:s text:c="4"/>El Paso <text:s/>= <text:s/>31.7619 <text:s text:c="2"/></text:p>
          </table:table-cell>
          <table:table-cell/>
          <table:table-cell table:formula="of:=COM.MICROSOFT.CONCAT([.$C40];  &quot; :    &quot;;[.$D40]; &quot;,     &quot;; [.$E40];&quot;  =   &quot;;  [.$G40]   )" office:value-type="string" office:string-value="USA :    TX,     El Paso  =   -106.485" calcext:value-type="string">
            <text:p>USA : <text:s text:c="3"/>TX, <text:s text:c="4"/>El Paso <text:s/>= <text:s text:c="2"/>-106.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office:value-type="float" office:value="47.6062" calcext:value-type="float">
            <text:p>47.6062</text:p>
          </table:table-cell>
          <table:table-cell office:value-type="float" office:value="-122.3321" calcext:value-type="float">
            <text:p>-122.3321</text:p>
          </table:table-cell>
          <table:table-cell table:number-columns-repeated="3"/>
          <table:table-cell table:formula="of:=COM.MICROSOFT.CONCAT([.$C41]; &quot;     &quot;;  [.$D41]; &quot;     &quot;; [.$E41]; &quot;  =  &quot;; [.$F41]; &quot;    ----   &quot; ;  [.$G41]   )" office:value-type="string" office:string-value="USA     WA     Seattle  =  47.6062    ----   -122.3321" calcext:value-type="string">
            <text:p>USA <text:s text:c="4"/>WA <text:s text:c="4"/>Seattle <text:s/>= <text:s/>47.6062 <text:s text:c="3"/>---- <text:s text:c="2"/>-122.3321</text:p>
          </table:table-cell>
          <table:table-cell table:number-columns-repeated="3"/>
          <table:table-cell table:formula="of:=COM.MICROSOFT.CONCAT([.$C41];&quot;,     &quot;;[.$D41];&quot;     &quot;;[.$E41];&quot;  =  &quot;;[.$F41];&quot;   &quot;)" office:value-type="string" office:string-value="USA,     WA     Seattle  =  47.6062   " calcext:value-type="string">
            <text:p>USA, <text:s text:c="4"/>WA <text:s text:c="4"/>Seattle <text:s/>= <text:s/>47.6062 <text:s text:c="2"/></text:p>
          </table:table-cell>
          <table:table-cell/>
          <table:table-cell table:formula="of:=COM.MICROSOFT.CONCAT([.$C41];  &quot; :    &quot;;[.$D41]; &quot;,     &quot;; [.$E41];&quot;  =   &quot;;  [.$G41]   )" office:value-type="string" office:string-value="USA :    WA,     Seattle  =   -122.3321" calcext:value-type="string">
            <text:p>USA : <text:s text:c="3"/>WA, <text:s text:c="4"/>Seattle <text:s/>= <text:s text:c="2"/>-122.332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1" office:value-type="float" office:value="-71.057083" calcext:value-type="float">
            <text:p>-71.05708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" office:value-type="float" office:value="42.361145" calcext:value-type="float">
            <text:p>42.36114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long_lat.C12:long_lat.G4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2T17:34:01.760879436</dc:date>
    <meta:editing-duration>PT3H27S</meta:editing-duration>
    <meta:editing-cycles>5</meta:editing-cycles>
    <meta:generator>LibreOffice/7.3.7.2$Linux_X86_64 LibreOffice_project/30$Build-2</meta:generator>
    <meta:document-statistic meta:table-count="2" meta:cell-count="275" meta:object-count="0"/>
  </office:meta>
</office:document-meta>
</file>